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13.21mm"/>
    </style:style>
    <style:style style:name="co3" style:family="table-column">
      <style:table-column-properties fo:break-before="auto" style:column-width="11.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erageConsIterFileBinomialeTasMin" table:style-name="ta1">
        <table:shapes>
          <draw:frame draw:z-index="0" draw:style-name="gr1" draw:text-style-name="P1" svg:width="159.93mm" svg:height="89.95mm" svg:x="70.24mm" svg:y="40.08mm">
            <loext:p draw:notify-on-update-of-ranges="averageConsIterFileBinomialeTasMin.B1:averageConsIterFileBinomialeTasMin.I1 averageConsIterFileBinomialeTasMin.A6:averageConsIterFileBinomialeTasMin.A6 averageConsIterFileBinomialeTasMin.B6:averageConsIterFileBinomialeTasMin.I6 averageConsIterFileBinomialeTasMin.A7:averageConsIterFileBinomialeTasMin.A7 averageConsIterFileBinomialeTasMin.B7:averageConsIterFileBinomialeTasMin.I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144103" calcext:value-type="float">
            <text:p>144103</text:p>
          </table:table-cell>
          <table:table-cell office:value-type="float" office:value="34716" calcext:value-type="float">
            <text:p>34716</text:p>
          </table:table-cell>
          <table:table-cell office:value-type="float" office:value="91987" calcext:value-type="float">
            <text:p>91987</text:p>
          </table:table-cell>
          <table:table-cell office:value-type="float" office:value="133921" calcext:value-type="float">
            <text:p>133921</text:p>
          </table:table-cell>
          <table:table-cell office:value-type="float" office:value="745036" calcext:value-type="float">
            <text:p>745036</text:p>
          </table:table-cell>
          <table:table-cell office:value-type="float" office:value="1499191" calcext:value-type="float">
            <text:p>1499191</text:p>
          </table:table-cell>
          <table:table-cell office:value-type="float" office:value="2489824" calcext:value-type="float">
            <text:p>2489824</text:p>
          </table:table-cell>
          <table:table-cell office:value-type="float" office:value="5180343" calcext:value-type="float">
            <text:p>5180343</text:p>
          </table:table-cell>
        </table:table-row>
        <table:table-row table:style-name="ro1">
          <table:table-cell office:value-type="string" calcext:value-type="string">
            <text:p>TasMin Arbre</text:p>
          </table:table-cell>
          <table:table-cell office:value-type="float" office:value="21991" calcext:value-type="float">
            <text:p>21991</text:p>
          </table:table-cell>
          <table:table-cell office:value-type="float" office:value="8350" calcext:value-type="float">
            <text:p>8350</text:p>
          </table:table-cell>
          <table:table-cell office:value-type="float" office:value="15421" calcext:value-type="float">
            <text:p>15421</text:p>
          </table:table-cell>
          <table:table-cell office:value-type="float" office:value="25288" calcext:value-type="float">
            <text:p>25288</text:p>
          </table:table-cell>
          <table:table-cell office:value-type="float" office:value="74583" calcext:value-type="float">
            <text:p>74583</text:p>
          </table:table-cell>
          <table:table-cell office:value-type="float" office:value="141798" calcext:value-type="float">
            <text:p>141798</text:p>
          </table:table-cell>
          <table:table-cell office:value-type="float" office:value="276973" calcext:value-type="float">
            <text:p>276973</text:p>
          </table:table-cell>
          <table:table-cell office:value-type="float" office:value="660195" calcext:value-type="float">
            <text:p>66019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ile Binomiale</text:p>
          </table:table-cell>
          <table:table-cell table:formula="of:=[.B2]/1000000" office:value-type="float" office:value="0.144103" calcext:value-type="float">
            <text:p>0,144103</text:p>
          </table:table-cell>
          <table:table-cell table:formula="of:=[.C2]/1000000" office:value-type="float" office:value="0.034716" calcext:value-type="float">
            <text:p>0,034716</text:p>
          </table:table-cell>
          <table:table-cell table:formula="of:=[.D2]/1000000" office:value-type="float" office:value="0.091987" calcext:value-type="float">
            <text:p>0,091987</text:p>
          </table:table-cell>
          <table:table-cell table:formula="of:=[.E2]/1000000" office:value-type="float" office:value="0.133921" calcext:value-type="float">
            <text:p>0,133921</text:p>
          </table:table-cell>
          <table:table-cell table:formula="of:=[.F2]/1000000" office:value-type="float" office:value="0.745036" calcext:value-type="float">
            <text:p>0,745036</text:p>
          </table:table-cell>
          <table:table-cell table:formula="of:=[.G2]/1000000" office:value-type="float" office:value="1.499191" calcext:value-type="float">
            <text:p>1,499191</text:p>
          </table:table-cell>
          <table:table-cell table:formula="of:=[.H2]/1000000" office:value-type="float" office:value="2.489824" calcext:value-type="float">
            <text:p>2,489824</text:p>
          </table:table-cell>
          <table:table-cell table:formula="of:=[.I2]/1000000" office:value-type="float" office:value="5.180343" calcext:value-type="float">
            <text:p>5,180343</text:p>
          </table:table-cell>
        </table:table-row>
        <table:table-row table:style-name="ro1">
          <table:table-cell office:value-type="string" calcext:value-type="string">
            <text:p>TasMin Arbre</text:p>
          </table:table-cell>
          <table:table-cell table:formula="of:=[.B3]/1000000" office:value-type="float" office:value="0.021991" calcext:value-type="float">
            <text:p>0,021991</text:p>
          </table:table-cell>
          <table:table-cell table:formula="of:=[.C3]/1000000" office:value-type="float" office:value="0.00835" calcext:value-type="float">
            <text:p>0,00835</text:p>
          </table:table-cell>
          <table:table-cell table:formula="of:=[.D3]/1000000" office:value-type="float" office:value="0.015421" calcext:value-type="float">
            <text:p>0,015421</text:p>
          </table:table-cell>
          <table:table-cell table:formula="of:=[.E3]/1000000" office:value-type="float" office:value="0.025288" calcext:value-type="float">
            <text:p>0,025288</text:p>
          </table:table-cell>
          <table:table-cell table:formula="of:=[.F3]/1000000" office:value-type="float" office:value="0.074583" calcext:value-type="float">
            <text:p>0,074583</text:p>
          </table:table-cell>
          <table:table-cell table:formula="of:=[.G3]/1000000" office:value-type="float" office:value="0.141798" calcext:value-type="float">
            <text:p>0,141798</text:p>
          </table:table-cell>
          <table:table-cell table:formula="of:=[.H3]/1000000" office:value-type="float" office:value="0.276973" calcext:value-type="float">
            <text:p>0,276973</text:p>
          </table:table-cell>
          <table:table-cell table:formula="of:=[.I3]/1000000" office:value-type="float" office:value="0.660195" calcext:value-type="float">
            <text:p>0,6601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00/00/0000</text:date>, <text:time style:data-style-name="N2" text:time-value="03:30:27.724263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0T03:31:19.800998208</dc:date>
    <meta:editing-duration>PT6M40S</meta:editing-duration>
    <meta:editing-cycles>2</meta:editing-cycles>
    <meta:generator>LibreOffice/5.1.6.2$Linux_X86_64 LibreOffice_project/10m0$Build-2</meta:generator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sort-by-x-values="true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8.996cm" xlink:href=".." xlink:type="simple" chart:class="chart:bar" chart:style-name="ch1">
        <chart:title svg:x="4.225cm" svg:y="0.314cm" chart:style-name="ch2">
          <text:p>Comparaison de la méthode ConsIter</text:p>
        </chart:title>
        <chart:legend chart:legend-position="end" svg:x="12.88cm" svg:y="3.923cm" style:legend-expansion="high" chart:style-name="ch3"/>
        <chart:plot-area chart:style-name="ch4" table:cell-range-address="averageConsIterFileBinomialeTasMin.B1:averageConsIterFileBinomialeTasMin.I1 averageConsIterFileBinomialeTasMin.A6:averageConsIterFileBinomialeTasMin.I7" chart:data-source-has-labels="both" svg:x="1.323cm" svg:y="1.284cm" svg:width="11.238cm" svg:height="6.559cm">
          <chartooo:coordinate-region svg:x="1.786cm" svg:y="1.498cm" svg:width="10.775cm" svg:height="5.671cm"/>
          <chart:axis chart:dimension="x" chart:name="primary-x" chart:style-name="ch5" chartooo:axis-type="auto">
            <chartooo:date-scale/>
            <chart:title svg:x="4.556cm" svg:y="8.023cm" chart:style-name="ch6">
              <text:p>Nombre d'éntrée dans le fichier </text:p>
            </chart:title>
            <chart:categories table:cell-range-address="averageConsIterFileBinomialeTasMin.B1:averageConsIterFileBinomialeTasMin.I1"/>
          </chart:axis>
          <chart:axis chart:dimension="y" chart:name="primary-y" chart:style-name="ch7">
            <chart:title svg:x="0.451cm" svg:y="5.497cm" chart:style-name="ch8">
              <text:p>Temps (ms)</text:p>
            </chart:title>
            <chart:grid chart:style-name="ch9" chart:class="major"/>
          </chart:axis>
          <chart:series chart:style-name="ch10" chart:values-cell-range-address="averageConsIterFileBinomialeTasMin.B6:averageConsIterFileBinomialeTasMin.I6" chart:label-cell-address="averageConsIterFileBinomialeTasMin.A6:averageConsIterFileBinomialeTasMin.A6" chart:class="chart:bar">
            <chart:data-point chart:repeated="8"/>
          </chart:series>
          <chart:series chart:style-name="ch11" chart:values-cell-range-address="averageConsIterFileBinomialeTasMin.B7:averageConsIterFileBinomialeTasMin.I7" chart:label-cell-address="averageConsIterFileBinomialeTasMin.A7:averageConsIterFileBinomialeTasMin.A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averageConsIterFileBinomialeTasMin.B1:averageConsIterFileBinomialeTasMin.I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</table:table-row>
          </table:table-header-rows>
          <table:table-rows>
            <table:table-row>
              <table:table-cell office:value-type="string">
                <text:p>File Binomiale</text:p>
                <draw:g>
                  <svg:desc>averageConsIterFileBinomialeTasMin.A6:averageConsIterFileBinomialeTasMin.A6</svg:desc>
                </draw:g>
              </table:table-cell>
              <table:table-cell office:value-type="float" office:value="0.144103">
                <text:p>0.144103</text:p>
                <draw:g>
                  <svg:desc>averageConsIterFileBinomialeTasMin.B6:averageConsIterFileBinomialeTasMin.I6</svg:desc>
                </draw:g>
              </table:table-cell>
              <table:table-cell office:value-type="float" office:value="0.034716">
                <text:p>0.034716</text:p>
              </table:table-cell>
              <table:table-cell office:value-type="float" office:value="0.091987">
                <text:p>0.091987</text:p>
              </table:table-cell>
              <table:table-cell office:value-type="float" office:value="0.133921">
                <text:p>0.133921</text:p>
              </table:table-cell>
              <table:table-cell office:value-type="float" office:value="0.745036">
                <text:p>0.745036</text:p>
              </table:table-cell>
              <table:table-cell office:value-type="float" office:value="1.499191">
                <text:p>1.499191</text:p>
              </table:table-cell>
              <table:table-cell office:value-type="float" office:value="2.489824">
                <text:p>2.489824</text:p>
              </table:table-cell>
              <table:table-cell office:value-type="float" office:value="5.180343">
                <text:p>5.180343</text:p>
              </table:table-cell>
            </table:table-row>
            <table:table-row>
              <table:table-cell office:value-type="string">
                <text:p>TasMin Arbre</text:p>
                <draw:g>
                  <svg:desc>averageConsIterFileBinomialeTasMin.A7:averageConsIterFileBinomialeTasMin.A7</svg:desc>
                </draw:g>
              </table:table-cell>
              <table:table-cell office:value-type="float" office:value="0.021991">
                <text:p>0.021991</text:p>
                <draw:g>
                  <svg:desc>averageConsIterFileBinomialeTasMin.B7:averageConsIterFileBinomialeTasMin.I7</svg:desc>
                </draw:g>
              </table:table-cell>
              <table:table-cell office:value-type="float" office:value="0.00835">
                <text:p>0.00835</text:p>
              </table:table-cell>
              <table:table-cell office:value-type="float" office:value="0.015421">
                <text:p>0.015421</text:p>
              </table:table-cell>
              <table:table-cell office:value-type="float" office:value="0.025288">
                <text:p>0.025288</text:p>
              </table:table-cell>
              <table:table-cell office:value-type="float" office:value="0.074583">
                <text:p>0.074583</text:p>
              </table:table-cell>
              <table:table-cell office:value-type="float" office:value="0.141798">
                <text:p>0.141798</text:p>
              </table:table-cell>
              <table:table-cell office:value-type="float" office:value="0.276973">
                <text:p>0.276973</text:p>
              </table:table-cell>
              <table:table-cell office:value-type="float" office:value="0.660195">
                <text:p>0.6601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